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Bilde 2" text:anchor-type="as-char" svg:x="0in" svg:y="0in" svg:width="7.25527in" svg:height="5.69104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/>
      <text:p text:style-name="P3"/>
      <text:p text:style-name="P4"/>
      <text:soft-page-break/>
      <text:p text:style-name="P5"><draw:frame draw:style-name="a1" draw:name="Bilde 3" text:anchor-type="as-char" svg:x="0in" svg:y="0in" svg:width="7.45162in" svg:height="4.1690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nn" fo:country="NO"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nder Hammersvik Vederhus</meta:initial-creator>
    <dc:creator>Sander Hammersvik Vederhus</dc:creator>
    <meta:creation-date>2018-06-13T07:16:00Z</meta:creation-date>
    <dc:date>2018-06-13T07:18:00Z</dc:date>
    <meta:template xlink:href="Normal" xlink:type="simple"/>
    <meta:editing-cycles>1</meta:editing-cycles>
    <meta:editing-duration>PT60S</meta:editing-duration>
    <meta:document-statistic meta:page-count="2" meta:paragraph-count="1" meta:word-count="2" meta:character-count="13" meta:row-count="1" meta:non-whitespace-character-count="12"/>
  </office:meta>
</office:document-meta>
</file>